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5pt" style:font-size-asian="15pt" style:font-size-complex="15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8cm" svg:height="10.4cm" svg:x="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2.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2.014cm" svg:y="14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4.258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742cm" svg:height="1.014cm" svg:x="2.6cm" svg:y="18cm">
          <draw:text-box>
            <text:p text:style-name="P2">T<text:span text:style-name="T1">1</text:span>, P<text:span text:style-name="T1">1</text:span>, V<text:span text:style-name="T1">1</text:span><text:span text:style-name="T2">, n</text:span><text:span text:style-name="T1">1</text:span></text:p>
          </draw:text-box>
        </draw:frame>
        <draw:custom-shape draw:style-name="gr1" draw:text-style-name="P1" draw:layer="layout" svg:width="4.8cm" svg:height="10.4cm" svg:x="7.8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7.814cm" svg:y="17.3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10.058cm" svg:y="11.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742cm" svg:height="1.014cm" svg:x="8.4cm" svg:y="18cm">
          <draw:text-box>
            <text:p text:style-name="P2">T<text:span text:style-name="T1">2</text:span>, P<text:span text:style-name="T1">2</text:span>, V<text:span text:style-name="T1">2</text:span><text:span text:style-name="T2">, n</text:span><text:span text:style-name="T1">1</text:span></text:p>
          </draw:text-box>
        </draw:frame>
        <draw:custom-shape draw:style-name="gr1" draw:text-style-name="P1" draw:layer="layout" svg:width="4.8cm" svg:height="10.4cm" svg:x="13.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13.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13.614cm" svg:y="14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15.858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742cm" svg:height="1.014cm" svg:x="14.2cm" svg:y="18cm">
          <draw:text-box>
            <text:p text:style-name="P2">T<text:span text:style-name="T1">1</text:span>, P<text:span text:style-name="T1">1</text:span>, V<text:span text:style-name="T1">1</text:span><text:span text:style-name="T2">, n</text:span><text:span text:style-name="T1">1</text:span></text:p>
          </draw:text-box>
        </draw:frame>
        <draw:custom-shape draw:style-name="gr2" draw:text-style-name="P1" draw:layer="layout" svg:width="0.8cm" svg:height="12cm" svg:x="18.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12cm" svg:x="1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cm" svg:x="18.8cm" svg:y="1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6-02-11T16:20:25</meta:creation-date>
    <dc:date>2016-02-11T16:40:37</dc:date>
    <dc:creator>Jefferson Gomes</dc:creator>
    <meta:editing-duration>PT3M31S</meta:editing-duration>
    <meta:editing-cycles>3</meta:editing-cycles>
    <meta:generator>LibreOffice/3.5$Linux_X86_64 LibreOffice_project/350m1$Build-2</meta:generator>
    <meta:document-statistic meta:object-count="41"/>
  </office:meta>
</office:document-meta>
</file>